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965in" table:align="left"/>
    </style:style>
    <style:style style:name="Table1.A" style:family="table-column">
      <style:table-column-properties style:column-width="0.0861in"/>
    </style:style>
    <style:style style:name="Table1.B" style:family="table-column">
      <style:table-column-properties style:column-width="5.3104in"/>
    </style:style>
    <style:style style:name="Table1.A1" style:family="table-cell">
      <style:table-cell-properties style:vertical-align="middle" fo:padding="0.0194in" fo:border="none"/>
    </style:style>
    <style:style style:name="Table2" style:family="table">
      <style:table-properties style:width="5.3965in" table:align="left"/>
    </style:style>
    <style:style style:name="Table2.A" style:family="table-column">
      <style:table-column-properties style:column-width="0.0861in"/>
    </style:style>
    <style:style style:name="Table2.B" style:family="table-column">
      <style:table-column-properties style:column-width="5.3104in"/>
    </style:style>
    <style:style style:name="Table2.A1" style:family="table-cell">
      <style:table-cell-properties style:vertical-align="middle" fo:padding="0.0194in" fo:border="none"/>
    </style:style>
    <style:style style:name="Table3" style:family="table">
      <style:table-properties style:width="5.3965in" table:align="left"/>
    </style:style>
    <style:style style:name="Table3.A" style:family="table-column">
      <style:table-column-properties style:column-width="0.0861in"/>
    </style:style>
    <style:style style:name="Table3.B" style:family="table-column">
      <style:table-column-properties style:column-width="5.3104in"/>
    </style:style>
    <style:style style:name="Table3.A1" style:family="table-cell">
      <style:table-cell-properties style:vertical-align="middle" fo:padding="0.0194in" fo:border="none"/>
    </style:style>
    <style:style style:name="Table4" style:family="table">
      <style:table-properties style:width="5.3965in" table:align="left"/>
    </style:style>
    <style:style style:name="Table4.A" style:family="table-column">
      <style:table-column-properties style:column-width="0.0861in"/>
    </style:style>
    <style:style style:name="Table4.B" style:family="table-column">
      <style:table-column-properties style:column-width="5.3104in"/>
    </style:style>
    <style:style style:name="Table4.A1" style:family="table-cell">
      <style:table-cell-properties style:vertical-align="middle" fo:padding="0.0194in" fo:border="none"/>
    </style:style>
    <style:style style:name="Table5" style:family="table">
      <style:table-properties style:width="5.6729in" table:align="left"/>
    </style:style>
    <style:style style:name="Table5.A" style:family="table-column">
      <style:table-column-properties style:column-width="0.0861in"/>
    </style:style>
    <style:style style:name="Table5.B" style:family="table-column">
      <style:table-column-properties style:column-width="5.5868in"/>
    </style:style>
    <style:style style:name="Table5.A1" style:family="table-cell">
      <style:table-cell-properties style:vertical-align="middle" fo:padding="0.0194in" fo:border="none"/>
    </style:style>
    <style:style style:name="Table6" style:family="table">
      <style:table-properties style:width="5.3965in" table:align="left"/>
    </style:style>
    <style:style style:name="Table6.A" style:family="table-column">
      <style:table-column-properties style:column-width="0.0861in"/>
    </style:style>
    <style:style style:name="Table6.B" style:family="table-column">
      <style:table-column-properties style:column-width="5.3104in"/>
    </style:style>
    <style:style style:name="Table6.A1" style:family="table-cell">
      <style:table-cell-properties style:vertical-align="middle" fo:padding="0.0194in" fo:border="none"/>
    </style:style>
    <style:style style:name="Table7" style:family="table">
      <style:table-properties style:width="5.3965in" table:align="left"/>
    </style:style>
    <style:style style:name="Table7.A" style:family="table-column">
      <style:table-column-properties style:column-width="0.0861in"/>
    </style:style>
    <style:style style:name="Table7.B" style:family="table-column">
      <style:table-column-properties style:column-width="5.3104in"/>
    </style:style>
    <style:style style:name="Table7.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text:p>
      <text:p text:style-name="Standard">What is PHP?</text:p>
      <text:p text:style-name="Standard">-php is one of the most popular scripting languages used for web dev</text:p>
      <text:p text:style-name="Standard">-php is embedded inside of html itself using script tags</text:p>
      <text:p text:style-name="Standard">-it is used to make web pages more dynamic (it makes the display change based on something that the user inputs or on data that it can hook up to)</text:p>
      <text:p text:style-name="Standard">-things that don't change can be left in html code, but the php can give us new html code based on user input</text:p>
      <text:p text:style-name="Standard">-php is a server-side language, which is used to talk to a server rather than your computer</text:p>
      <text:p text:style-name="Standard">-you can develop php locally with special software</text:p>
      <text:p text:style-name="Standard">-php is free and its code is simpler than other server languages</text:p>
      <text:p text:style-name="Standard"/>
      <text:p text:style-name="Standard">Running PHP</text:p>
      <text:p text:style-name="Standard">-a web server must have the Runtime PHP software installed in order to process PHP</text:p>
      <text:p text:style-name="Standard">-generally, the output from a PHP program is an HTML page</text:p>
      <text:p text:style-name="Standard">-PHP programs are called from a web page and return new web pages to the browser as a result</text:p>
      <text:p text:style-name="Standard"/>
      <text:p text:style-name="Standard">1-2</text:p>
      <text:p text:style-name="Standard">What is MySQL</text:p>
      <text:p text:style-name="Standard">-it is a version of SQL</text:p>
      <text:p text:style-name="Standard">-it is generally pronounced “My Sequel”</text:p>
      <text:p text:style-name="Standard">-SQL is a unified language for defining, querying, modifying, and controlling the data in a Relational Database</text:p>
      <text:p text:style-name="Standard"/>
      <text:p text:style-name="Standard">What is a Relational Database?</text:p>
      <text:p text:style-name="Standard">-a relational database stores data in tables (grid-like format similar to a spreadsheet)</text:p>
      <text:p text:style-name="Standard">-MySQL is used for structuring, querying, and changing information in these tables</text:p>
      <text:p text:style-name="Standard">-tables have rows and columns (the columns are labeled based on the data itself)</text:p>
      <text:p text:style-name="Standard">-PHP MyAdmin is used in looking at tables</text:p>
      <text:p text:style-name="Standard">-PHP has specific functions that work well with MySQL</text:p>
      <text:p text:style-name="Standard"/>
      <text:p text:style-name="Standard">1-3</text:p>
      <text:p text:style-name="Standard">Simple PHP Program</text:p>
      <text:p text:style-name="Standard">-the seconds keep changing on the example program each time it's refreshed</text:p>
      <text:p text:style-name="Standard">-the program name itself has a .php extension</text:p>
      <text:p text:style-name="Standard">-localhost is in the front of the name, this means that the program is running on your local pc with some specialized software</text:p>
      <text:p text:style-name="Standard"/>
      <text:p text:style-name="Standard">The Code Itself</text:p>
      <text:p text:style-name="Standard">&lt;html&gt;</text:p>
      <text:p text:style-name="Standard">&lt;head&gt;&lt;title&gt;Simple PHP Program&lt;/title&gt;&lt;/head&gt;</text:p>
      <text:p text:style-name="Standard">&lt;style&gt;body {font-family: Arial, Helvetica, sans-serif; font-size: 16px;}&lt;/style&gt;</text:p>
      <text:p text:style-name="Standard"/>
      <text:p text:style-name="Standard">&lt;body&gt;</text:p>
      <text:p text:style-name="Standard"><text:tab/>&lt;h1&gt;Simple PHP Program&lt;/h1&gt;</text:p>
      <text:p text:style-name="Standard"><text:tab/>&lt;?php</text:p>
      <text:p text:style-name="Standard"><text:tab/><text:tab/>$today = date('Y-m-d');</text:p>
      <text:p text:style-name="Standard"><text:tab/><text:tab/>print “&lt;p&gt;&lt;b&gt;Today is $today &lt;/b&gt;&lt;/bp&gt;”;</text:p>
      <text:p text:style-name="Standard"/>
      <text:p text:style-name="Standard"><text:soft-page-break/><text:tab/><text:tab/>$time = date('h:g:s');</text:p>
      <text:p text:style-name="Standard"><text:tab/><text:tab/>echo “&lt;p&gt;&lt;b&gt;and the Time is $time &lt;/b&gt;&lt;/p&gt;;</text:p>
      <text:p text:style-name="Standard"/>
      <text:p text:style-name="Standard"><text:tab/><text:tab/>print(“&lt;p&gt;You may use parentheses, “);</text:p>
      <text:p text:style-name="Standard"><text:tab/><text:tab/>echo(“but they are not required&lt;/p&gt;”);</text:p>
      <text:p text:style-name="Standard"><text:tab/>?&gt;</text:p>
      <text:p text:style-name="Standard"/>
      <text:p text:style-name="Standard"><text:tab/>&lt;p&gt;End of simple PHP Program&lt;/p&gt;</text:p>
      <text:p text:style-name="Standard"/>
      <text:p text:style-name="Standard">&lt;/body&gt;</text:p>
      <text:p text:style-name="Standard">&lt;/html&gt;</text:p>
      <text:p text:style-name="Standard"/>
      <text:p text:style-name="Standard">-the html is processed normally, php code is in the &lt;?php and ?&gt; tag</text:p>
      <text:p text:style-name="Standard">-the goal of php code is to render text on the page as though it was there in the first place in the html</text:p>
      <text:p text:style-name="Standard">-it accounts for things that may change, such as the date and time</text:p>
      <text:p text:style-name="Standard"/>
      <text:p text:style-name="Standard">-PHP formatting requires putting the $ before variable names (ie. $time = date('h:g:s');</text:p>
      <text:p text:style-name="Standard">-the variable will be replaced with the actual value</text:p>
      <text:p text:style-name="Standard">-h:g:s is retrieving hours minutes and seconds</text:p>
      <text:p text:style-name="Standard">-not too much difference between print and echo function, which is used varies depending on other languages that are used with php</text:p>
      <text:p text:style-name="Standard">-notice that the last print and echo can be written as two lines because of the way the html opening and closing tags work</text:p>
      <text:p text:style-name="Standard"/>
      <text:p text:style-name="Standard">-you can right click on your browser and View Source in order to see what the resulting html after php processing is</text:p>
      <text:p text:style-name="Standard">-because we only see html as the end result, this actually makes php more secure because there are things that the end user cannot see. You can see the effect but don't open up the secure information</text:p>
      <text:p text:style-name="Standard"/>
      <text:p text:style-name="Standard">1-4</text:p>
      <text:p text:style-name="Standard">Displaying HTML</text:p>
      <text:p text:style-name="Standard">&lt;?php</text:p>
      <text:p text:style-name="Standard">print “&lt;html&gt;”;</text:p>
      <text:p text:style-name="Standard">print “&lt;head&gt;&lt;title&gt;Displaying HTML&lt;/title&gt;&lt;/head&gt;”;</text:p>
      <text:p text:style-name="Standard">print “&lt;style&gt;body {font-family: Arial, Helvetica, sans-serif; font-size: 16px;}&lt;/style&gt;”;</text:p>
      <text:p text:style-name="Standard">print “ “;</text:p>
      <text:p text:style-name="Standard">print “&lt;body&gt;”</text:p>
      <text:p text:style-name="Standard">print “ <text:s/>&lt;h1&gt;Displaying HTML&lt;/h1&gt;”;</text:p>
      <text:p text:style-name="Standard">print “ <text:s/>&lt;p&gt;What are script tags and why do we need them to run PHP?&lt;/p&gt;”;</text:p>
      <text:p text:style-name="Standard">print “ “;</text:p>
      <text:p text:style-name="Standard"/>
      <text:p text:style-name="Standard">$today = date('Y-m-d h:g:s');</text:p>
      <text:p text:style-name="Standard"/>
      <text:p text:style-name="Standard">print “&lt;p&gt;&lt;/b&gt;Today is $today &lt;/b&gt;&lt;/p&gt;”;</text:p>
      <text:p text:style-name="Standard">print “ “;</text:p>
      <text:p text:style-name="Standard">print “&lt;/body&gt;”</text:p>
      <text:p text:style-name="Standard">print “ “;</text:p>
      <text:p text:style-name="Standard">print “&lt;/html&gt;”;</text:p>
      <text:p text:style-name="Standard">?&gt;</text:p>
      <text:p text:style-name="Standard"><text:soft-page-break/></text:p>
      <text:p text:style-name="Standard">-this is an extreme example because all of the html (including the head and such) is coming out of php print statements. That's not a good way to do it, but the point is to show that essentially php is writing out html to your browser. We never see php code when we view source</text:p>
      <text:p text:style-name="Standard">-even here, all php had to be between the &lt;?php and ?&gt; tags</text:p>
      <text:p text:style-name="Standard"/>
      <text:p text:style-name="Standard">-if we View Source on the web page, the html will appear all as one line after being sent from php. That can be very hard to fix because of how it's organized</text:p>
      <text:p text:style-name="Standard">-as long as we're between double quotes (not single quotes) we can put a newline character (/n) to make viewing the page source more organized</text:p>
      <text:p text:style-name="Standard"/>
      <text:p text:style-name="Standard">-any elements that don't plan to change on the web page (static) can be written in plain html, then the parts that we need to change can use php</text:p>
      <text:p text:style-name="Standard">Example:</text:p>
      <text:p text:style-name="Standard">&lt;html&gt;</text:p>
      <text:p text:style-name="Standard">&lt;head&gt;&lt;title&gt;Displaying HTML&lt;/title&gt;&lt;/head&gt;</text:p>
      <text:p text:style-name="Standard">&lt;style&gt; body {font-family: Arial, Helvetica, sans-serif; font-size: 16px;}&lt;/style&gt;</text:p>
      <text:p text:style-name="Standard"/>
      <text:p text:style-name="Standard">&lt;body&gt;</text:p>
      <text:p text:style-name="Standard"><text:tab/>&lt;h1&gt;Displaying HTML&lt;/h1&gt;</text:p>
      <text:p text:style-name="Standard"><text:tab/>&lt;p&gt;What are script tags and why do we need them to run PHP?&lt;/p&gt;</text:p>
      <text:p text:style-name="Standard"><text:tab/>&lt;p&gt;&lt;b&gt;</text:p>
      <text:p text:style-name="Standard">&lt;?php</text:p>
      <text:p text:style-name="Standard"><text:tab/>$today = date('Y-m-d h:g:s');</text:p>
      <text:p text:style-name="Standard"><text:tab/>print “&lt;span style='color: blue;'&gt;Today is $today&lt;/span&gt;”;</text:p>
      <text:p text:style-name="Standard">?&gt;</text:p>
      <text:p text:style-name="Standard"><text:tab/>&lt;/p&gt;&lt;/b&gt;</text:p>
      <text:p text:style-name="Standard">&lt;/body&gt;</text:p>
      <text:p text:style-name="Standard">&lt;/html&gt;</text:p>
      <text:p text:style-name="Standard">-it's ok to have some html in the print statements, but generally you want to try to keep static elements out of the PHP code</text:p>
      <text:p text:style-name="Standard">-don't use the font tag to change colors, use the style tag</text:p>
      <text:p text:style-name="Standard">ie. &lt;span style='color: blue;'&gt;Text that will be blue&lt;/span&gt;</text:p>
      <text:p text:style-name="Standard">-keep single and double quotes aligned properly, do not get them mixed up</text:p>
      <text:p text:style-name="Standard"/>
      <text:p text:style-name="Standard"/>
      <text:p text:style-name="Standard">1-5</text:p>
      <text:p text:style-name="Standard">HTML Forms</text:p>
      <text:p text:style-name="Standard">-html forms are a way that we can gather user information, then we can call the php program and process that info somehow</text:p>
      <text:p text:style-name="Standard"/>
      <text:p text:style-name="Standard">&lt;!DOCTYPE HTML PUBLIC “-//W3C//DTD HTML 4.01 Transitional..EN”&gt;</text:p>
      <text:p text:style-name="Standard"/>
      <text:p text:style-name="Standard">&lt;html&gt;</text:p>
      <text:p text:style-name="Standard">&lt;head&gt;</text:p>
      <text:p text:style-name="Standard"><text:tab/>&lt;title&gt;HTML Forms&lt;/title&gt;</text:p>
      <text:p text:style-name="Standard"><text:tab/>&lt;link rel=”Stylesheet” type=”text/css” href=”css/basic.css”&gt;</text:p>
      <text:p text:style-name="Standard">&lt;/head&gt;</text:p>
      <text:p text:style-name="Standard"/>
      <text:p text:style-name="Standard"><text:soft-page-break/>&lt;body&gt;</text:p>
      <text:p text:style-name="Standard"/>
      <text:p text:style-name="Standard">&lt;h3&gt;What is your Name?&lt;/h3&gt;</text:p>
      <text:p text:style-name="Standard"/>
      <text:p text:style-name="Standard">&lt;form method=”post” action=”0303_HTML_Forms.php”&gt;</text:p>
      <text:p text:style-name="Standard"><text:tab/>&lt;p&gt;</text:p>
      <text:p text:style-name="Standard"><text:tab/><text:tab/>First Name:&lt;br&gt;</text:p>
      <text:p text:style-name="Standard"><text:tab/><text:tab/>&lt;input type=”text” name=”firstname” size=”30”&gt;</text:p>
      <text:p text:style-name="Standard"><text:tab/>&lt;/p&gt;</text:p>
      <text:p text:style-name="Standard"/>
      <text:p text:style-name="Standard"><text:tab/>&lt;p&gt;</text:p>
      <text:p text:style-name="Standard"><text:tab/><text:tab/>&lt;input type=”submit” value=”Submit Information”&gt;</text:p>
      <text:p text:style-name="Standard"><text:tab/>&lt;/p&gt;</text:p>
      <text:p text:style-name="Standard">&lt;/form&gt;</text:p>
      <text:p text:style-name="Standard"/>
      <text:p text:style-name="Standard">&lt;/body&gt;</text:p>
      <text:p text:style-name="Standard">&lt;/html&gt;</text:p>
      <text:p text:style-name="Standard"/>
      <text:p text:style-name="Standard">-all elements to work with this should be inside of the form tag</text:p>
      <text:p text:style-name="Standard">-the input tag with type=”text” lets you make a single line text edit field</text:p>
      <text:p text:style-name="Standard">-name=”firstname” is used on the php end because it will look for that identifier in order to know where to get the information that the user entered</text:p>
      <text:p text:style-name="Standard">-type=”submit” makes a submit button, and then value=”Submit Information” says what the text on the button will be</text:p>
      <text:p text:style-name="Standard"/>
      <text:p text:style-name="Standard">-when the submit button is clicked, it goes and looks at the form tags, and looks for the php program it needs to call after it is clicked</text:p>
      <text:p text:style-name="Standard">-&lt;form method=”post” action=”0303_HTML_Forms.php”&gt;</text:p>
      <text:p text:style-name="Standard">-generally we'll be using “post” instead of “get” for the form method (this determines how the url will be read)</text:p>
      <text:p text:style-name="Standard">-action tag says “what do we want to call” and in this case it will link to the php program</text:p>
      <text:p text:style-name="Standard"/>
      <text:p text:style-name="Standard">The PHP form (0303_HTML_Forms.php):</text:p>
      <text:p text:style-name="Standard">&lt;!DOCTYPE HTML PUBLIC “-//W3C//DTD HTML 4.01 Transitional//EN”&gt;</text:p>
      <text:p text:style-name="Standard"/>
      <text:p text:style-name="Standard">&lt;html&gt;</text:p>
      <text:p text:style-name="Standard">&lt;head&gt;</text:p>
      <text:p text:style-name="Standard"><text:tab/>&lt;title&gt;0303 HTML Forms&lt;/title&gt;</text:p>
      <text:p text:style-name="Standard"><text:tab/>&lt;link rel=”stylesheet” type=”text/css” href=”css/basic.css”&gt;</text:p>
      <text:p text:style-name="Standard">&lt;/head&gt;</text:p>
      <text:p text:style-name="Standard"/>
      <text:p text:style-name="Standard">&lt;body&gt;</text:p>
      <text:p text:style-name="Standard"/>
      <text:p text:style-name="Standard">&lt;h3&gt;Success!&lt;/h3&gt;</text:p>
      <text:p text:style-name="Standard"/>
      <text:p text:style-name="Standard">&lt;?php</text:p>
      <text:p text:style-name="Standard"><text:tab/>$firstname = $_POST['firstname'];</text:p>
      <text:p text:style-name="Standard"><text:tab/>print “&lt;p&gt;Congratulations $firstname&lt;/p&gt;”;</text:p>
      <text:p text:style-name="Standard">?&gt;</text:p>
      <text:p text:style-name="Standard"><text:soft-page-break/></text:p>
      <text:p text:style-name="Standard">&lt;p&gt;You've just written your first PHP program!&lt;/p&gt;</text:p>
      <text:p text:style-name="Standard"/>
      <text:p text:style-name="Standard">&lt;/body&gt;</text:p>
      <text:p text:style-name="Standard">&lt;/html&gt;</text:p>
      <text:p text:style-name="Standard"/>
      <text:p text:style-name="Standard">-we only have two lines of php code here</text:p>
      <text:p text:style-name="Standard">-whatever you find on the right hand sign of the equals sign is processed first. We try to name our variables meaningfully to describe the values we're assigning</text:p>
      <text:p text:style-name="Standard">-['firstname'] points to that name on the HTML</text:p>
      <text:p text:style-name="Standard">-$_POST is the command for going to the form (remember type was post)</text:p>
      <text:p text:style-name="Standard"/>
      <text:p text:style-name="Standard">-if something is in double quotes, php will convert any variables it finds with the dollar sign into the value it's assigned to. This will NOT happen with single quotes, in this example it would just literally show $firstname</text:p>
      <text:p text:style-name="Standard"/>
      <text:p text:style-name="Standard"/>
      <text:p text:style-name="Standard">1-6</text:p>
      <text:p text:style-name="Standard">Assigning Values</text:p>
      <text:p text:style-name="Standard"/>
      <text:p text:style-name="Standard">The HTML</text:p>
      <text:p text:style-name="Standard"/>
      <table:table table:name="Table1" table:style-name="Table1">
        <table:table-column table:style-name="Table1.A"/>
        <table:table-column table:style-name="Table1.B"/>
        <table:table-row>
          <table:table-cell table:style-name="Table1.A1" office:value-type="string">
            <text:p text:style-name="P1"/>
          </table:table-cell>
          <table:table-cell table:style-name="Table1.A1" office:value-type="string">
            <text:p text:style-name="Table_20_Contents">&lt;!DOCTYPE HTML PUBLIC "-//W3C//DTD HTML 4.01 Transitional//EN"&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html&gt;</text:p>
          </table:table-cell>
        </table:table-row>
        <table:table-row>
          <table:table-cell table:style-name="Table1.A1" office:value-type="string">
            <text:p text:style-name="P1"/>
          </table:table-cell>
          <table:table-cell table:style-name="Table1.A1" office:value-type="string">
            <text:p text:style-name="Table_20_Contents">&lt;head&gt;</text:p>
          </table:table-cell>
        </table:table-row>
        <table:table-row>
          <table:table-cell table:style-name="Table1.A1" office:value-type="string">
            <text:p text:style-name="P1"/>
          </table:table-cell>
          <table:table-cell table:style-name="Table1.A1" office:value-type="string">
            <text:p text:style-name="Table_20_Contents">&lt;title&gt;309 Appending Text&lt;/title&gt;</text:p>
          </table:table-cell>
        </table:table-row>
        <table:table-row>
          <table:table-cell table:style-name="Table1.A1" office:value-type="string">
            <text:p text:style-name="P1"/>
          </table:table-cell>
          <table:table-cell table:style-name="Table1.A1" office:value-type="string">
            <text:p text:style-name="Table_20_Contents">&lt;link rel="stylesheet" type="text/css" href="<text:a xlink:type="simple" xlink:href="http://profperry.com/Classes20/PHPwithMySQL/Chapter_3/Working_Files_orig/css/basic.css" office:target-frame-name="_blank" xlink:show="new" text:style-name="Internet_20_link" text:visited-style-name="Visited_20_Internet_20_Link">css/basic.css</text:a>" /&gt;</text:p>
          </table:table-cell>
        </table:table-row>
        <table:table-row>
          <table:table-cell table:style-name="Table1.A1" office:value-type="string">
            <text:p text:style-name="P1"/>
          </table:table-cell>
          <table:table-cell table:style-name="Table1.A1" office:value-type="string">
            <text:p text:style-name="Table_20_Contents">&lt;/head&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body&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h3&gt;Putting it together&lt;/h3&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form method="post" action="0309_Appending_Text.php"&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First Name:&lt;br /&gt;</text:p>
          </table:table-cell>
        </table:table-row>
        <table:table-row>
          <table:table-cell table:style-name="Table1.A1" office:value-type="string">
            <text:p text:style-name="P1"/>
          </table:table-cell>
          <table:table-cell table:style-name="Table1.A1" office:value-type="string">
            <text:p text:style-name="Table_20_Contents">&lt;input type="text" name="firstname" size="30" /&gt;</text:p>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Last Name:&lt;br /&gt;</text:p>
          </table:table-cell>
        </table:table-row>
        <table:table-row>
          <table:table-cell table:style-name="Table1.A1" office:value-type="string">
            <text:p text:style-name="P1"/>
          </table:table-cell>
          <table:table-cell table:style-name="Table1.A1" office:value-type="string">
            <text:p text:style-name="Table_20_Contents">&lt;input type="text" name="lastname" size="30" /&gt;</text:p>
          </table:table-cell>
        </table:table-row>
        <text:soft-page-break/>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Your Age:&lt;br /&gt;</text:p>
          </table:table-cell>
        </table:table-row>
        <table:table-row>
          <table:table-cell table:style-name="Table1.A1" office:value-type="string">
            <text:p text:style-name="P1"/>
          </table:table-cell>
          <table:table-cell table:style-name="Table1.A1" office:value-type="string">
            <text:p text:style-name="Table_20_Contents">&lt;input type="text" name="age" size="3" /&gt;</text:p>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lt;input type="submit" value="Submit Information" /&gt;</text:p>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form&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body&gt;</text:p>
          </table:table-cell>
        </table:table-row>
        <table:table-row>
          <table:table-cell table:style-name="Table1.A1" office:value-type="string">
            <text:p text:style-name="P1"/>
          </table:table-cell>
          <table:table-cell table:style-name="Table1.A1" office:value-type="string">
            <text:p text:style-name="Table_20_Contents">&lt;/html&gt;</text:p>
          </table:table-cell>
        </table:table-row>
        <table:table-row>
          <table:table-cell table:style-name="Table1.A1" office:value-type="string">
            <text:p text:style-name="P1"/>
          </table:table-cell>
          <table:table-cell table:style-name="Table1.A1" office:value-type="string">
            <text:p text:style-name="P1"/>
          </table:table-cell>
        </table:table-row>
      </table:table>
      <text:p text:style-name="Standard"/>
      <text:p text:style-name="Standard">The PHP</text:p>
      <text:p text:style-name="Standard">&lt;!DOCTYPE HTML PUBLIC “-//W3C//DTD HTML4.01 Transitional//EN”&gt;</text:p>
      <text:p text:style-name="Standard"/>
      <text:p text:style-name="Standard">&lt;html&gt;</text:p>
      <text:p text:style-name="Standard">&lt;head&gt;</text:p>
      <text:p text:style-name="Standard"><text:tab/>&lt;title 303 HTML Forms&lt;/title&gt;</text:p>
      <text:p text:style-name="Standard"><text:tab/>&lt;link rel=”stylesheet” type=”text/css” href=”css/basic.css”&gt;</text:p>
      <text:p text:style-name="Standard">&lt;/head&gt;</text:p>
      <text:p text:style-name="Standard"/>
      <text:p text:style-name="Standard">&lt;body&gt;</text:p>
      <text:p text:style-name="Standard"/>
      <text:p text:style-name="Standard">&lt;h3&gt;Success!&lt;/h3&gt;</text:p>
      <text:p text:style-name="Standard"/>
      <text:p text:style-name="Standard">&lt;?php</text:p>
      <text:p text:style-name="Standard"><text:tab/>$firstname = $_POST['firstname'];</text:p>
      <text:p text:style-name="Standard"><text:tab/>$lastname = $_POST['lastname'];</text:p>
      <text:p text:style-name="Standard"><text:tab/>$age = $_POST['age'];</text:p>
      <text:p text:style-name="Standard"/>
      <text:p text:style-name="Standard"><text:tab/>$fullname = “$firstname $lastname”;</text:p>
      <text:p text:style-name="Standard"/>
      <text:p text:style-name="Standard"><text:tab/>$factpr = 5;</text:p>
      <text:p text:style-name="Standard"/>
      <text:p text:style-name="Standard"><text:tab/>$ageplus = $age + $factor;</text:p>
      <text:p text:style-name="Standard"/>
      <text:p text:style-name="Standard"><text:tab/>$current_year = date('Y');</text:p>
      <text:p text:style-name="Standard"/>
      <text:p text:style-name="Standard"><text:tab/>$birth_year = $current_year - $ageplus;</text:p>
      <text:p text:style-name="Standard"/>
      <text:p text:style-name="Standard"><text:tab/>print “&lt;p&gt;Your name is $fullname “;</text:p>
      <text:p text:style-name="Standard"><text:soft-page-break/><text:tab/>print “and you say your full age is $age “;</text:p>
      <text:p text:style-name="Standard"><text:tab/>print “but I bet you are really $ageplus “;</text:p>
      <text:p text:style-name="Standard"><text:tab/>print “and were born in $birth_year&lt;/p&gt;”;</text:p>
      <text:p text:style-name="Standard">?&gt;</text:p>
      <text:p text:style-name="Standard"/>
      <text:p text:style-name="Standard">&lt;/body&gt;</text:p>
      <text:p text:style-name="Standard">&lt;/html&gt;</text:p>
      <text:p text:style-name="Standard"/>
      <text:p text:style-name="Standard">-at the top of this php code, we gather the information and assign them to variables</text:p>
      <text:p text:style-name="Standard">-when you put a variable inside double quotes it will be interpolated, meaning that it will turn the variable name into the value it's holding (NOTE: THIS DOES NOT HAPPEN WITH SINGLE QUOTES)</text:p>
      <text:p text:style-name="Standard"/>
      <text:p text:style-name="Standard">-the ideal way to deal with numbers is to not put them in quotes, then php will know the number is a number and not a string</text:p>
      <text:p text:style-name="Standard">-php is called a weakly typed language, meaning that php looks inside the value being held in a variable and tries to deal with it in its native format with you having to declare it. In php you don't need to name the type of data ahead of time, there are ways to force the type though</text:p>
      <text:p text:style-name="Standard"/>
      <text:p text:style-name="Standard">-in this example, we're using the date function to only get the year: date('Y')</text:p>
      <text:p text:style-name="Standard"/>
      <text:p text:style-name="Standard">-we do our math and hold it in the $birth_year variable</text:p>
      <text:p text:style-name="Standard"/>
      <text:p text:style-name="Standard">1-7</text:p>
      <text:p text:style-name="Standard">Appending Text</text:p>
      <text:p text:style-name="Standard">-similar example to the previous form </text:p>
      <text:p text:style-name="Standard"/>
      <text:p text:style-name="Standard">HTML:</text:p>
      <table:table table:name="Table2" table:style-name="Table2">
        <table:table-column table:style-name="Table2.A"/>
        <table:table-column table:style-name="Table2.B"/>
        <table:table-row>
          <table:table-cell table:style-name="Table2.A1" office:value-type="string">
            <text:p text:style-name="P1"/>
          </table:table-cell>
          <table:table-cell table:style-name="Table2.A1" office:value-type="string">
            <text:p text:style-name="Table_20_Contents">&lt;!DOCTYPE HTML PUBLIC "-//W3C//DTD HTML 4.01 Transitional//EN"&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html&gt;</text:p>
          </table:table-cell>
        </table:table-row>
        <table:table-row>
          <table:table-cell table:style-name="Table2.A1" office:value-type="string">
            <text:p text:style-name="P1"/>
          </table:table-cell>
          <table:table-cell table:style-name="Table2.A1" office:value-type="string">
            <text:p text:style-name="Table_20_Contents">&lt;head&gt;</text:p>
          </table:table-cell>
        </table:table-row>
        <table:table-row>
          <table:table-cell table:style-name="Table2.A1" office:value-type="string">
            <text:p text:style-name="P1"/>
          </table:table-cell>
          <table:table-cell table:style-name="Table2.A1" office:value-type="string">
            <text:p text:style-name="Table_20_Contents">&lt;title&gt;309 Appending Text&lt;/title&gt;</text:p>
          </table:table-cell>
        </table:table-row>
        <table:table-row>
          <table:table-cell table:style-name="Table2.A1" office:value-type="string">
            <text:p text:style-name="P1"/>
          </table:table-cell>
          <table:table-cell table:style-name="Table2.A1" office:value-type="string">
            <text:p text:style-name="Table_20_Contents">&lt;link rel="stylesheet" type="text/css" href="<text:a xlink:type="simple" xlink:href="http://profperry.com/Classes20/PHPwithMySQL/Chapter_3/Working_Files_orig/css/basic.css" office:target-frame-name="_blank" xlink:show="new" text:style-name="Internet_20_link" text:visited-style-name="Visited_20_Internet_20_Link">css/basic.css</text:a>" /&gt;</text:p>
          </table:table-cell>
        </table:table-row>
        <table:table-row>
          <table:table-cell table:style-name="Table2.A1" office:value-type="string">
            <text:p text:style-name="P1"/>
          </table:table-cell>
          <table:table-cell table:style-name="Table2.A1" office:value-type="string">
            <text:p text:style-name="Table_20_Contents">&lt;/head&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body&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h3&gt;Putting it together&lt;/h3&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form method="post" action="0309_Appending_Text.php"&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First Name:&lt;br /&gt;</text:p>
          </table:table-cell>
        </table:table-row>
        <table:table-row>
          <table:table-cell table:style-name="Table2.A1" office:value-type="string">
            <text:p text:style-name="P1"/>
          </table:table-cell>
          <table:table-cell table:style-name="Table2.A1" office:value-type="string">
            <text:p text:style-name="Table_20_Contents">&lt;input type="text" name="firstname" size="30" /&gt;</text:p>
          </table:table-cell>
        </table:table-row>
        <text:soft-page-break/>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Last Name:&lt;br /&gt;</text:p>
          </table:table-cell>
        </table:table-row>
        <table:table-row>
          <table:table-cell table:style-name="Table2.A1" office:value-type="string">
            <text:p text:style-name="P1"/>
          </table:table-cell>
          <table:table-cell table:style-name="Table2.A1" office:value-type="string">
            <text:p text:style-name="Table_20_Contents">&lt;input type="text" name="lastname" size="30" /&gt;</text:p>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Your Age:&lt;br /&gt;</text:p>
          </table:table-cell>
        </table:table-row>
        <table:table-row>
          <table:table-cell table:style-name="Table2.A1" office:value-type="string">
            <text:p text:style-name="P1"/>
          </table:table-cell>
          <table:table-cell table:style-name="Table2.A1" office:value-type="string">
            <text:p text:style-name="Table_20_Contents">&lt;input type="text" name="age" size="3" /&gt;</text:p>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lt;input type="submit" value="Submit Information" /&gt;</text:p>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form&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body&gt;</text:p>
          </table:table-cell>
        </table:table-row>
        <table:table-row>
          <table:table-cell table:style-name="Table2.A1" office:value-type="string">
            <text:p text:style-name="P1"/>
          </table:table-cell>
          <table:table-cell table:style-name="Table2.A1" office:value-type="string">
            <text:p text:style-name="Table_20_Contents">&lt;/html&gt;</text:p>
          </table:table-cell>
        </table:table-row>
        <table:table-row>
          <table:table-cell table:style-name="Table2.A1" office:value-type="string">
            <text:p text:style-name="P1"/>
          </table:table-cell>
          <table:table-cell table:style-name="Table2.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Appending Text&lt;/title&gt;</text:p>
      <text:p text:style-name="Standard"><text:tab/>&lt;link rel=”stylesheet” type=”text/css” href=”css/basic.css”&gt;</text:p>
      <text:p text:style-name="Standard">&lt;/head&gt;</text:p>
      <text:p text:style-name="Standard"/>
      <text:p text:style-name="Standard">&lt;body&gt;</text:p>
      <text:p text:style-name="Standard">&lt;h3&gt;Appending Text&lt;/h3&gt;</text:p>
      <text:p text:style-name="Standard"/>
      <text:p text:style-name="Standard">&lt;?php</text:p>
      <text:p text:style-name="Standard"><text:tab/>$firstname = $_POST['firstname'];</text:p>
      <text:p text:style-name="Standard"><text:tab/>$lastname = $_POST['lastname'];</text:p>
      <text:p text:style-name="Standard"><text:tab/>$age = $_POST['age'];</text:p>
      <text:p text:style-name="Standard"/>
      <text:p text:style-name="Standard"><text:tab/>$middle_init = 'Q.';</text:p>
      <text:p text:style-name="Standard"/>
      <text:p text:style-name="Standard"><text:tab/>$fullname = $firstname.' '.$middle_init.' '.$lastname;</text:p>
      <text:p text:style-name="Standard"/>
      <text:p text:style-name="Standard"><text:tab/>$factor = 5;</text:p>
      <text:p text:style-name="Standard"><text:soft-page-break/></text:p>
      <text:p text:style-name="Standard"><text:tab/>$ageplus = $age + $factor;</text:p>
      <text:p text:style-name="Standard"/>
      <text:p text:style-name="Standard"><text:tab/>//$current_year = date('Y');</text:p>
      <text:p text:style-name="Standard"/>
      <text:p text:style-name="Standard"><text:tab/>$birth_year = date('Y') - $ageplus;</text:p>
      <text:p text:style-name="Standard"/>
      <text:p text:style-name="Standard"><text:tab/>print “&lt;p&gt;Regarding “.$fullname;</text:p>
      <text:p text:style-name="Standard"><text:tab/>print “&lt;br&gt;Entered age of “.$age;</text:p>
      <text:p text:style-name="Standard"><text:tab/>print”&lt;br&gt;Our profile program concludes that your real age is: “.$ageplus;</text:p>
      <text:p text:style-name="Standard"><text:tab/>print”&lt;br&gt;and were born in the year: “.$birth_year;</text:p>
      <text:p text:style-name="Standard"><text:tab/>print “&lt;br&gt;The current year is “.date('Y').”&lt;/p&gt;”;</text:p>
      <text:p text:style-name="Standard">?&gt;</text:p>
      <text:p text:style-name="Standard"/>
      <text:p text:style-name="Standard">&lt;/body&gt;</text:p>
      <text:p text:style-name="Standard">&lt;/html&gt;</text:p>
      <text:p text:style-name="Standard"/>
      <text:p text:style-name="Standard">-single quotes were used on the Q initial because no variable name needs to be interpreted, it's just the letter Q as a string</text:p>
      <text:p text:style-name="Standard"/>
      <text:p text:style-name="Standard">-dot operator is a period on your keyboard. What it does is stick one piece of text onto another piece of text</text:p>
      <text:p text:style-name="Standard">-think of the dot as similar to using a + to concatenate strings in other languages</text:p>
      <text:p text:style-name="Standard">-notice that in using the dot operator, we also have to account for spaces and sometimes enter the spaces in ourselves</text:p>
      <text:p text:style-name="Standard">ie. $fullname = $firstname.' '.$middle_init.' '.$lastname;</text:p>
      <text:p text:style-name="Standard"/>
      <text:p text:style-name="Standard"/>
      <text:p text:style-name="Standard"/>
      <text:p text:style-name="Standard"/>
      <text:p text:style-name="Standard"/>
      <text:p text:style-name="Standard"/>
      <text:p text:style-name="Standard">1-8</text:p>
      <text:p text:style-name="Standard">Using Select</text:p>
      <text:p text:style-name="Standard"/>
      <text:p text:style-name="Standard">HTML</text:p>
      <table:table table:name="Table3" table:style-name="Table3">
        <table:table-column table:style-name="Table3.A"/>
        <table:table-column table:style-name="Table3.B"/>
        <table:table-row>
          <table:table-cell table:style-name="Table3.A1" office:value-type="string">
            <text:p text:style-name="P1"/>
          </table:table-cell>
          <table:table-cell table:style-name="Table3.A1" office:value-type="string">
            <text:p text:style-name="Table_20_Contents">&lt;!DOCTYPE HTML PUBLIC "-//W3C//DTD HTML 4.01 Transitional//EN"&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html&gt;</text:p>
          </table:table-cell>
        </table:table-row>
        <table:table-row>
          <table:table-cell table:style-name="Table3.A1" office:value-type="string">
            <text:p text:style-name="P1"/>
          </table:table-cell>
          <table:table-cell table:style-name="Table3.A1" office:value-type="string">
            <text:p text:style-name="Table_20_Contents">&lt;head&gt;</text:p>
          </table:table-cell>
        </table:table-row>
        <table:table-row>
          <table:table-cell table:style-name="Table3.A1" office:value-type="string">
            <text:p text:style-name="P1"/>
          </table:table-cell>
          <table:table-cell table:style-name="Table3.A1" office:value-type="string">
            <text:p text:style-name="Table_20_Contents">&lt;title&gt;304 Using a SELECT tag&lt;/title&gt;</text:p>
          </table:table-cell>
        </table:table-row>
        <table:table-row>
          <table:table-cell table:style-name="Table3.A1" office:value-type="string">
            <text:p text:style-name="P1"/>
          </table:table-cell>
          <table:table-cell table:style-name="Table3.A1" office:value-type="string">
            <text:p text:style-name="Table_20_Contents">&lt;link rel="stylesheet" type="text/css" href="<text:a xlink:type="simple" xlink:href="http://profperry.com/Classes20/PHPwithMySQL/Chapter_3/Working_Files_orig/css/basic_2.css" office:target-frame-name="_blank" xlink:show="new" text:style-name="Internet_20_link" text:visited-style-name="Visited_20_Internet_20_Link">css/basic_2.css</text:a>" /&gt;</text:p>
          </table:table-cell>
        </table:table-row>
        <table:table-row>
          <table:table-cell table:style-name="Table3.A1" office:value-type="string">
            <text:p text:style-name="P1"/>
          </table:table-cell>
          <table:table-cell table:style-name="Table3.A1" office:value-type="string">
            <text:p text:style-name="Table_20_Contents">&lt;/head&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body&gt;</text:p>
          </table:table-cell>
        </table:table-row>
        <table:table-row>
          <table:table-cell table:style-name="Table3.A1" office:value-type="string">
            <text:p text:style-name="P1"/>
          </table:table-cell>
          <table:table-cell table:style-name="Table3.A1" office:value-type="string">
            <text:p text:style-name="Table_20_Contents"/>
          </table:table-cell>
        </table:table-row>
        <text:soft-page-break/>
        <table:table-row>
          <table:table-cell table:style-name="Table3.A1" office:value-type="string">
            <text:p text:style-name="P1"/>
          </table:table-cell>
          <table:table-cell table:style-name="Table3.A1" office:value-type="string">
            <text:p text:style-name="Table_20_Contents">&lt;h3&gt;Using a SELECT tag&lt;/h3&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form method="post" action="0304_Using_Select.php"&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p&gt;</text:p>
          </table:table-cell>
        </table:table-row>
        <table:table-row>
          <table:table-cell table:style-name="Table3.A1" office:value-type="string">
            <text:p text:style-name="P1"/>
          </table:table-cell>
          <table:table-cell table:style-name="Table3.A1" office:value-type="string">
            <text:p text:style-name="Table_20_Contents">First Name:&lt;br /&gt;</text:p>
          </table:table-cell>
        </table:table-row>
        <table:table-row>
          <table:table-cell table:style-name="Table3.A1" office:value-type="string">
            <text:p text:style-name="P1"/>
          </table:table-cell>
          <table:table-cell table:style-name="Table3.A1" office:value-type="string">
            <text:p text:style-name="Table_20_Contents">&lt;input type="text" name="firstname" size="30"&gt;</text:p>
          </table:table-cell>
        </table:table-row>
        <table:table-row>
          <table:table-cell table:style-name="Table3.A1" office:value-type="string">
            <text:p text:style-name="P1"/>
          </table:table-cell>
          <table:table-cell table:style-name="Table3.A1" office:value-type="string">
            <text:p text:style-name="Table_20_Contents">&lt;/p&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p&gt;</text:p>
          </table:table-cell>
        </table:table-row>
        <table:table-row>
          <table:table-cell table:style-name="Table3.A1" office:value-type="string">
            <text:p text:style-name="P1"/>
          </table:table-cell>
          <table:table-cell table:style-name="Table3.A1" office:value-type="string">
            <text:p text:style-name="Table_20_Contents">Position:&lt;br /&gt;</text:p>
          </table:table-cell>
        </table:table-row>
        <table:table-row>
          <table:table-cell table:style-name="Table3.A1" office:value-type="string">
            <text:p text:style-name="P1"/>
          </table:table-cell>
          <table:table-cell table:style-name="Table3.A1" office:value-type="string">
            <text:p text:style-name="Table_20_Contents">&lt;select name="position" size="1"&gt;</text:p>
          </table:table-cell>
        </table:table-row>
        <table:table-row>
          <table:table-cell table:style-name="Table3.A1" office:value-type="string">
            <text:p text:style-name="P1"/>
          </table:table-cell>
          <table:table-cell table:style-name="Table3.A1" office:value-type="string">
            <text:p text:style-name="Table_20_Contents">&lt;option value="Administrator"&gt;Administrator&lt;/option&gt;</text:p>
          </table:table-cell>
        </table:table-row>
        <table:table-row>
          <table:table-cell table:style-name="Table3.A1" office:value-type="string">
            <text:p text:style-name="P1"/>
          </table:table-cell>
          <table:table-cell table:style-name="Table3.A1" office:value-type="string">
            <text:p text:style-name="Table_20_Contents">&lt;option value="Faculty"&gt;Faculty&lt;/option&gt;</text:p>
          </table:table-cell>
        </table:table-row>
        <table:table-row>
          <table:table-cell table:style-name="Table3.A1" office:value-type="string">
            <text:p text:style-name="P1"/>
          </table:table-cell>
          <table:table-cell table:style-name="Table3.A1" office:value-type="string">
            <text:p text:style-name="Table_20_Contents">&lt;option value="Staff"&gt;Staff&lt;/option&gt;</text:p>
          </table:table-cell>
        </table:table-row>
        <table:table-row>
          <table:table-cell table:style-name="Table3.A1" office:value-type="string">
            <text:p text:style-name="P1"/>
          </table:table-cell>
          <table:table-cell table:style-name="Table3.A1" office:value-type="string">
            <text:p text:style-name="Table_20_Contents">&lt;/select&gt;</text:p>
          </table:table-cell>
        </table:table-row>
        <table:table-row>
          <table:table-cell table:style-name="Table3.A1" office:value-type="string">
            <text:p text:style-name="P1"/>
          </table:table-cell>
          <table:table-cell table:style-name="Table3.A1" office:value-type="string">
            <text:p text:style-name="Table_20_Contents">&lt;/p&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p&gt;</text:p>
          </table:table-cell>
        </table:table-row>
        <table:table-row>
          <table:table-cell table:style-name="Table3.A1" office:value-type="string">
            <text:p text:style-name="P1"/>
          </table:table-cell>
          <table:table-cell table:style-name="Table3.A1" office:value-type="string">
            <text:p text:style-name="Table_20_Contents">&lt;input type="submit" value="Submit Information"&gt;</text:p>
          </table:table-cell>
        </table:table-row>
        <table:table-row>
          <table:table-cell table:style-name="Table3.A1" office:value-type="string">
            <text:p text:style-name="P1"/>
          </table:table-cell>
          <table:table-cell table:style-name="Table3.A1" office:value-type="string">
            <text:p text:style-name="Table_20_Contents">&lt;/p&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form&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body&gt;</text:p>
          </table:table-cell>
        </table:table-row>
        <table:table-row>
          <table:table-cell table:style-name="Table3.A1" office:value-type="string">
            <text:p text:style-name="P1"/>
          </table:table-cell>
          <table:table-cell table:style-name="Table3.A1" office:value-type="string">
            <text:p text:style-name="Table_20_Contents">&lt;/html&gt;</text:p>
          </table:table-cell>
        </table:table-row>
        <table:table-row>
          <table:table-cell table:style-name="Table3.A1" office:value-type="string">
            <text:p text:style-name="P1"/>
          </table:table-cell>
          <table:table-cell table:style-name="Table3.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Using Select&lt;/title&gt;</text:p>
      <text:p text:style-name="Standard"><text:tab/>&lt;link rel=”Stylesheet” type=”Text/css” href=”css/basic_2.css”&gt;</text:p>
      <text:p text:style-name="Standard">&lt;/head&gt;</text:p>
      <text:p text:style-name="Standard"/>
      <text:p text:style-name="Standard">&lt;body&gt;</text:p>
      <text:p text:style-name="Standard"/>
      <text:p text:style-name="Standard">&lt;h3&gt;College Report&lt;/h3&gt;</text:p>
      <text:p text:style-name="Standard"/>
      <text:p text:style-name="Standard">&lt;?php</text:p>
      <text:p text:style-name="Standard"><text:tab/>$firstname = $_POST['firstname'];</text:p>
      <text:p text:style-name="Standard"><text:soft-page-break/><text:tab/>$position = $_POST['position'];</text:p>
      <text:p text:style-name="Standard"/>
      <text:p text:style-name="Standard"><text:tab/>print “&lt;p&gt;You are &lt;span class='textblue'&gt; $firstname&lt;/span&gt; and “;</text:p>
      <text:p text:style-name="Standard"><text:tab/>print “your position at the college is: &lt;span class='textblue'&gt; $position &lt;/span&gt;&lt;/p&gt;”;</text:p>
      <text:p text:style-name="Standard">?&gt;</text:p>
      <text:p text:style-name="Standard"/>
      <text:p text:style-name="Standard">&lt;/body&gt;</text:p>
      <text:p text:style-name="Standard">&lt;/html&gt;</text:p>
      <text:p text:style-name="Standard"/>
      <text:p text:style-name="Standard">-a select tag is essentially a dropdown list of choices, here we will be using php to process one</text:p>
      <text:p text:style-name="Standard">-select tag gets a name and a size (Size means the number of choices that will appear at a time)</text:p>
      <text:p text:style-name="Standard">-the text in the option tags is what the user will see, but the value for each of those tags is what we're going to process. Here we made the value the same as what the user sees since it's easier</text:p>
      <text:p text:style-name="Standard"/>
      <text:p text:style-name="Standard">-always remember that the action tag of the form should link to the proper php program name</text:p>
      <text:p text:style-name="Standard"/>
      <text:p text:style-name="Standard">-in the php, we've gotten the firstname and position fields, and pulled them into php variables</text:p>
      <text:p text:style-name="Standard">-the php then uses span tags to make the firstname and position fields appear in blue. The span tag has a class that tells the css to change it to blue</text:p>
      <text:p text:style-name="Standard"/>
      <text:p text:style-name="Standard"/>
      <text:p text:style-name="Standard"/>
      <text:p text:style-name="Standard"/>
      <text:p text:style-name="Standard">1-9</text:p>
      <text:p text:style-name="Standard">Using Text Area</text:p>
      <text:p text:style-name="Standard"/>
      <text:p text:style-name="Standard">HTML</text:p>
      <text:p text:style-name="Standard"/>
      <table:table table:name="Table4" table:style-name="Table4">
        <table:table-column table:style-name="Table4.A"/>
        <table:table-column table:style-name="Table4.B"/>
        <table:table-row>
          <table:table-cell table:style-name="Table4.A1" office:value-type="string">
            <text:p text:style-name="P1"/>
          </table:table-cell>
          <table:table-cell table:style-name="Table4.A1" office:value-type="string">
            <text:p text:style-name="Table_20_Contents">&lt;!DOCTYPE HTML PUBLIC "-//W3C//DTD HTML 4.01 Transitional//EN"&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html&gt;</text:p>
          </table:table-cell>
        </table:table-row>
        <table:table-row>
          <table:table-cell table:style-name="Table4.A1" office:value-type="string">
            <text:p text:style-name="P1"/>
          </table:table-cell>
          <table:table-cell table:style-name="Table4.A1" office:value-type="string">
            <text:p text:style-name="Table_20_Contents">&lt;head&gt;</text:p>
          </table:table-cell>
        </table:table-row>
        <table:table-row>
          <table:table-cell table:style-name="Table4.A1" office:value-type="string">
            <text:p text:style-name="P1"/>
          </table:table-cell>
          <table:table-cell table:style-name="Table4.A1" office:value-type="string">
            <text:p text:style-name="Table_20_Contents">&lt;title&gt;305 Using the TextArea tag&lt;/title&gt;</text:p>
          </table:table-cell>
        </table:table-row>
        <table:table-row>
          <table:table-cell table:style-name="Table4.A1" office:value-type="string">
            <text:p text:style-name="P1"/>
          </table:table-cell>
          <table:table-cell table:style-name="Table4.A1" office:value-type="string">
            <text:p text:style-name="Table_20_Contents">&lt;link rel="stylesheet" type="text/css" href="<text:a xlink:type="simple" xlink:href="http://profperry.com/Classes20/PHPwithMySQL/Chapter_3/Working_Files_orig/css/basic_2.css" office:target-frame-name="_blank" xlink:show="new" text:style-name="Internet_20_link" text:visited-style-name="Visited_20_Internet_20_Link">css/basic_2.css</text:a>" /&gt;</text:p>
          </table:table-cell>
        </table:table-row>
        <table:table-row>
          <table:table-cell table:style-name="Table4.A1" office:value-type="string">
            <text:p text:style-name="P1"/>
          </table:table-cell>
          <table:table-cell table:style-name="Table4.A1" office:value-type="string">
            <text:p text:style-name="Table_20_Contents">&lt;/head&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body&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h3&gt;Using the TextArea tag&lt;/h3&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form method="post" action="0305_Using_TextArea.ph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First Name:&lt;br /&gt;</text:p>
          </table:table-cell>
        </table:table-row>
        <table:table-row>
          <table:table-cell table:style-name="Table4.A1" office:value-type="string">
            <text:p text:style-name="P1"/>
          </table:table-cell>
          <table:table-cell table:style-name="Table4.A1" office:value-type="string">
            <text:p text:style-name="Table_20_Contents">&lt;input type="text" name="firstname" size="30"&gt;</text:p>
          </table:table-cell>
        </table:table-row>
        <text:soft-page-break/>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Comments:&lt;br /&gt;</text:p>
          </table:table-cell>
        </table:table-row>
        <table:table-row>
          <table:table-cell table:style-name="Table4.A1" office:value-type="string">
            <text:p text:style-name="P1"/>
          </table:table-cell>
          <table:table-cell table:style-name="Table4.A1" office:value-type="string">
            <text:p text:style-name="Table_20_Contents">&lt;textarea name="comments" rows="7" cols="50"&gt;</text:p>
          </table:table-cell>
        </table:table-row>
        <table:table-row>
          <table:table-cell table:style-name="Table4.A1" office:value-type="string">
            <text:p text:style-name="P1"/>
          </table:table-cell>
          <table:table-cell table:style-name="Table4.A1" office:value-type="string">
            <text:p text:style-name="Table_20_Contents">&lt;/textarea&gt;</text:p>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lt;input type="submit" value="Submit Information"&gt;</text:p>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form&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body&gt;</text:p>
          </table:table-cell>
        </table:table-row>
        <table:table-row>
          <table:table-cell table:style-name="Table4.A1" office:value-type="string">
            <text:p text:style-name="P1"/>
          </table:table-cell>
          <table:table-cell table:style-name="Table4.A1" office:value-type="string">
            <text:p text:style-name="Table_20_Contents">&lt;/html&gt;</text:p>
          </table:table-cell>
        </table:table-row>
        <table:table-row>
          <table:table-cell table:style-name="Table4.A1" office:value-type="string">
            <text:p text:style-name="P1"/>
          </table:table-cell>
          <table:table-cell table:style-name="Table4.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Using TextArea&lt;/title&gt;</text:p>
      <text:p text:style-name="Standard"><text:tab/>&lt;link rel=”Stylesheet” type=”text/css” href=”css/basic_2.css”&gt;</text:p>
      <text:p text:style-name="Standard">&lt;/head&gt;</text:p>
      <text:p text:style-name="Standard"/>
      <text:p text:style-name="Standard">&lt;body&gt;</text:p>
      <text:p text:style-name="Standard"/>
      <text:p text:style-name="Standard">&lt;h3&gt;USing TextArea&lt;/h3&gt;</text:p>
      <text:p text:style-name="Standard"/>
      <text:p text:style-name="Standard">&lt;?php</text:p>
      <text:p text:style-name="Standard"><text:tab/>$firstname = $_POST['firstname'];</text:p>
      <text:p text:style-name="Standard"><text:tab/>$comments = $_POST['comments'];</text:p>
      <text:p text:style-name="Standard"/>
      <text:p text:style-name="Standard"><text:tab/>print “&lt;p&gt;You are &lt;span class='textblue'&gt; $firstname&lt;/span&gt; and “;</text:p>
      <text:p text:style-name="Standard"><text:tab/>print “your comments about the college are: &lt;/p&gt;”;</text:p>
      <text:p text:style-name="Standard"/>
      <text:p text:style-name="Standard"><text:tab/>//print “&lt;p&gt;&lt;span class='textblue'&gt; $comments &lt;/span&gt;&lt;/p&gt;”;</text:p>
      <text:p text:style-name="Standard"/>
      <text:p text:style-name="Standard"><text:tab/>//alternate way to display information</text:p>
      <text:p text:style-name="Standard"><text:tab/>print “&lt;textarea name='comments' rows='7' cols='50' disabled='disabled' class='textdisabled'&gt;”;</text:p>
      <text:p text:style-name="Standard"><text:tab/>print $comments;</text:p>
      <text:p text:style-name="Standard"><text:tab/>print “&lt;/textarea&gt;”;</text:p>
      <text:p text:style-name="Standard"/>
      <text:p text:style-name="Standard"><text:soft-page-break/>?&gt;</text:p>
      <text:p text:style-name="Standard"/>
      <text:p text:style-name="Standard">&lt;/body&gt;</text:p>
      <text:p text:style-name="Standard">&lt;/html&gt;</text:p>
      <text:p text:style-name="Standard"/>
      <text:p text:style-name="Standard">-the textarea tag allows us to run a multi-line form element and process it with php</text:p>
      <text:p text:style-name="Standard">-in the textarea field (html) the value is not specified in the tag as an attribute, the value is whatever is going to appear between the two tags. Right now it's blank so we can enter data</text:p>
      <text:p text:style-name="Standard">-the other two attributes are the rows and cols. Rows is the number of lines in the field, cols is the number of horizontal characters per line</text:p>
      <text:p text:style-name="Standard"/>
      <text:p text:style-name="Standard">(pjp)</text:p>
      <text:p text:style-name="Standard">-we get both $firstname and $comments in the same way as before</text:p>
      <text:p text:style-name="Standard">-textarea tags aren't necessarily processed like html, it won't account for things like newline characters by default</text:p>
      <text:p text:style-name="Standard">-//is a single line comment</text:p>
      <text:p text:style-name="Standard">-/* and */ denoute multi-line comments</text:p>
      <text:p text:style-name="Standard">-notice that in the print statements, we're printing out a textarea tab but put disabled='disabled' attribute and the class='textdisabled';</text:p>
      <text:p text:style-name="Standard">-using the disabled attribute will prevent the user from putting in more data, but it will allow us to see it in the way that a textarea field normally does</text:p>
      <text:p text:style-name="Standard"/>
      <text:p text:style-name="Standard">-it's often good to give the user a visual cue so that they know that something has been disabled</text:p>
      <text:p text:style-name="Standard">-here we changed the background color to light grey in our css file for the class .textdisabled</text:p>
      <text:p text:style-name="Standard"/>
      <text:p text:style-name="Standard"/>
      <text:p text:style-name="Standard"/>
      <text:p text:style-name="Standard">1-10</text:p>
      <text:p text:style-name="Standard">Using Radio Buttons</text:p>
      <text:p text:style-name="Standard"/>
      <text:p text:style-name="Standard">html</text:p>
      <text:p text:style-name="Standard"/>
      <table:table table:name="Table5" table:style-name="Table5">
        <table:table-column table:style-name="Table5.A"/>
        <table:table-column table:style-name="Table5.B"/>
        <table:table-row>
          <table:table-cell table:style-name="Table5.A1" office:value-type="string">
            <text:p text:style-name="P1"/>
          </table:table-cell>
          <table:table-cell table:style-name="Table5.A1" office:value-type="string">
            <text:p text:style-name="Table_20_Contents">&lt;!DOCTYPE HTML PUBLIC "-//W3C//DTD HTML 4.01 Transitional//EN"&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html&gt;</text:p>
          </table:table-cell>
        </table:table-row>
        <table:table-row>
          <table:table-cell table:style-name="Table5.A1" office:value-type="string">
            <text:p text:style-name="P1"/>
          </table:table-cell>
          <table:table-cell table:style-name="Table5.A1" office:value-type="string">
            <text:p text:style-name="Table_20_Contents">&lt;head&gt;</text:p>
          </table:table-cell>
        </table:table-row>
        <table:table-row>
          <table:table-cell table:style-name="Table5.A1" office:value-type="string">
            <text:p text:style-name="P1"/>
          </table:table-cell>
          <table:table-cell table:style-name="Table5.A1" office:value-type="string">
            <text:p text:style-name="Table_20_Contents">&lt;title&gt;306 Using the RadioButtons&lt;/title&gt;</text:p>
          </table:table-cell>
        </table:table-row>
        <table:table-row>
          <table:table-cell table:style-name="Table5.A1" office:value-type="string">
            <text:p text:style-name="P1"/>
          </table:table-cell>
          <table:table-cell table:style-name="Table5.A1" office:value-type="string">
            <text:p text:style-name="Table_20_Contents">&lt;link rel="stylesheet" type="text/css" href="<text:a xlink:type="simple" xlink:href="http://profperry.com/Classes20/PHPwithMySQL/Chapter_3/Working_Files_orig/css/basic_2.css" office:target-frame-name="_blank" xlink:show="new" text:style-name="Internet_20_link" text:visited-style-name="Visited_20_Internet_20_Link">css/basic_2.css</text:a>" /&gt;</text:p>
          </table:table-cell>
        </table:table-row>
        <table:table-row>
          <table:table-cell table:style-name="Table5.A1" office:value-type="string">
            <text:p text:style-name="P1"/>
          </table:table-cell>
          <table:table-cell table:style-name="Table5.A1" office:value-type="string">
            <text:p text:style-name="Table_20_Contents">&lt;/head&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body&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h3&gt;Using the RadioButtons&lt;/h3&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form method="post" action="0306_Using_RadioButtons.php"&gt;</text:p>
          </table:table-cell>
        </table:table-row>
        <table:table-row>
          <table:table-cell table:style-name="Table5.A1" office:value-type="string">
            <text:p text:style-name="P1"/>
          </table:table-cell>
          <table:table-cell table:style-name="Table5.A1" office:value-type="string">
            <text:p text:style-name="Table_20_Contents"/>
          </table:table-cell>
        </table:table-row>
        <text:soft-page-break/>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First Name:&lt;br /&gt;</text:p>
          </table:table-cell>
        </table:table-row>
        <table:table-row>
          <table:table-cell table:style-name="Table5.A1" office:value-type="string">
            <text:p text:style-name="P1"/>
          </table:table-cell>
          <table:table-cell table:style-name="Table5.A1" office:value-type="string">
            <text:p text:style-name="Table_20_Contents">&lt;input type="text" name="firstname" size="30"&gt;</text:p>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Employee Type:</text:p>
          </table:table-cell>
        </table:table-row>
        <table:table-row>
          <table:table-cell table:style-name="Table5.A1" office:value-type="string">
            <text:p text:style-name="P1"/>
          </table:table-cell>
          <table:table-cell table:style-name="Table5.A1" office:value-type="string">
            <text:p text:style-name="Table_20_Contents">&lt;input type="radio" name="etype" value="Fulltime" checked="checked"&gt; Fulltime</text:p>
          </table:table-cell>
        </table:table-row>
        <table:table-row>
          <table:table-cell table:style-name="Table5.A1" office:value-type="string">
            <text:p text:style-name="P1"/>
          </table:table-cell>
          <table:table-cell table:style-name="Table5.A1" office:value-type="string">
            <text:p text:style-name="Table_20_Contents">&lt;input type="radio" name="etype" value="Parttime"&gt; Partime</text:p>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lt;input type="submit" value="Submit Information"&gt;</text:p>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form&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body&gt;</text:p>
          </table:table-cell>
        </table:table-row>
        <table:table-row>
          <table:table-cell table:style-name="Table5.A1" office:value-type="string">
            <text:p text:style-name="P1"/>
          </table:table-cell>
          <table:table-cell table:style-name="Table5.A1" office:value-type="string">
            <text:p text:style-name="Table_20_Contents">&lt;/html&gt;</text:p>
          </table:table-cell>
        </table:table-row>
        <table:table-row>
          <table:table-cell table:style-name="Table5.A1" office:value-type="string">
            <text:p text:style-name="P1"/>
          </table:table-cell>
          <table:table-cell table:style-name="Table5.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USing Radio Buttons&lt;/title&gt;</text:p>
      <text:p text:style-name="Standard"><text:tab/>&lt;link rel=”stylesheet” type=”Text/css” href=”css/basic_2.css”&gt;</text:p>
      <text:p text:style-name="Standard">&lt;/head&gt;</text:p>
      <text:p text:style-name="Standard"/>
      <text:p text:style-name="Standard">&lt;body&gt;</text:p>
      <text:p text:style-name="Standard"/>
      <text:p text:style-name="Standard">&lt;h3&gt;Using Radio Buttons&lt;/h3&gt;</text:p>
      <text:p text:style-name="Standard"/>
      <text:p text:style-name="Standard">&lt;?php</text:p>
      <text:p text:style-name="Standard"><text:tab/>$firstname = $_POST['firstname'];</text:p>
      <text:p text:style-name="Standard"><text:tab/>$etype = $_POST['etype'];</text:p>
      <text:p text:style-name="Standard"/>
      <text:p text:style-name="Standard"><text:tab/>print “&lt;p&gt;You are &lt;span class='textblue'&gt; $firstname&lt;/span&gt; and “;</text:p>
      <text:p text:style-name="Standard"><text:tab/>print “your employment type is: “;</text:p>
      <text:p text:style-name="Standard"><text:tab/>print “&lt;span class='textblue'&gt; $etype &lt;/span&gt;&lt;/p&gt;”;</text:p>
      <text:p text:style-name="Standard">?&gt;</text:p>
      <text:p text:style-name="Standard"/>
      <text:p text:style-name="Standard"><text:soft-page-break/>&lt;/body&gt;</text:p>
      <text:p text:style-name="Standard">&lt;/html&gt;</text:p>
      <text:p text:style-name="Standard"/>
      <text:p text:style-name="Standard">-the unique characteristic of a radio button is that only one per group can be selected at a time</text:p>
      <text:p text:style-name="Standard">-you specify a radio button on an input tag with type=”Radio”</text:p>
      <text:p text:style-name="Standard">-here we gave the name=”etype” for employee type on BOTH RADIO BUTTONS. We have to do this to get the behavior where only one can be selected, if we had more radio buttons in the group, we would need to have the same name for each one. The way we see which is picked in php is to reference the value attribute </text:p>
      <text:p text:style-name="Standard">-$etype = $_POST['etype']; knows by default to take the value from the form </text:p>
      <text:p text:style-name="Standard">-we have to have a value attribute (what php will see) and the actual text (which the user will see)</text:p>
      <text:p text:style-name="Standard">-checked=”checked” ensures that one button is picked by default when first loading the page</text:p>
      <text:p text:style-name="Standard"/>
      <text:p text:style-name="Standard"/>
      <text:p text:style-name="Standard"/>
      <text:p text:style-name="Standard">1-11</text:p>
      <text:p text:style-name="Standard">Using Checkboxes</text:p>
      <text:p text:style-name="Standard"/>
      <text:p text:style-name="Standard">HTML</text:p>
      <text:p text:style-name="Standard"/>
      <table:table table:name="Table6" table:style-name="Table6">
        <table:table-column table:style-name="Table6.A"/>
        <table:table-column table:style-name="Table6.B"/>
        <table:table-row>
          <table:table-cell table:style-name="Table6.A1" office:value-type="string">
            <text:p text:style-name="P1"/>
          </table:table-cell>
          <table:table-cell table:style-name="Table6.A1" office:value-type="string">
            <text:p text:style-name="Table_20_Contents">&lt;!DOCTYPE HTML PUBLIC "-//W3C//DTD HTML 4.01 Transitional//EN"&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html&gt;</text:p>
          </table:table-cell>
        </table:table-row>
        <table:table-row>
          <table:table-cell table:style-name="Table6.A1" office:value-type="string">
            <text:p text:style-name="P1"/>
          </table:table-cell>
          <table:table-cell table:style-name="Table6.A1" office:value-type="string">
            <text:p text:style-name="Table_20_Contents">&lt;head&gt;</text:p>
          </table:table-cell>
        </table:table-row>
        <table:table-row>
          <table:table-cell table:style-name="Table6.A1" office:value-type="string">
            <text:p text:style-name="P1"/>
          </table:table-cell>
          <table:table-cell table:style-name="Table6.A1" office:value-type="string">
            <text:p text:style-name="Table_20_Contents">&lt;title&gt;307 Using Checkboxes&lt;/title&gt;</text:p>
          </table:table-cell>
        </table:table-row>
        <table:table-row>
          <table:table-cell table:style-name="Table6.A1" office:value-type="string">
            <text:p text:style-name="P1"/>
          </table:table-cell>
          <table:table-cell table:style-name="Table6.A1" office:value-type="string">
            <text:p text:style-name="Table_20_Contents">&lt;link rel="stylesheet" type="text/css" href="<text:a xlink:type="simple" xlink:href="http://profperry.com/Classes20/PHPwithMySQL/Chapter_3/Working_Files_orig/css/basic_2.css" office:target-frame-name="_blank" xlink:show="new" text:style-name="Internet_20_link" text:visited-style-name="Visited_20_Internet_20_Link">css/basic_2.css</text:a>" /&gt;</text:p>
          </table:table-cell>
        </table:table-row>
        <table:table-row>
          <table:table-cell table:style-name="Table6.A1" office:value-type="string">
            <text:p text:style-name="P1"/>
          </table:table-cell>
          <table:table-cell table:style-name="Table6.A1" office:value-type="string">
            <text:p text:style-name="Table_20_Contents">&lt;/head&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body&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h3&gt;Using Checkboxes&lt;/h3&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form method="post" action="0307_Using_Checkboxes.php"&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p&gt;</text:p>
          </table:table-cell>
        </table:table-row>
        <table:table-row>
          <table:table-cell table:style-name="Table6.A1" office:value-type="string">
            <text:p text:style-name="P1"/>
          </table:table-cell>
          <table:table-cell table:style-name="Table6.A1" office:value-type="string">
            <text:p text:style-name="Table_20_Contents">First Name:&lt;br /&gt;</text:p>
          </table:table-cell>
        </table:table-row>
        <table:table-row>
          <table:table-cell table:style-name="Table6.A1" office:value-type="string">
            <text:p text:style-name="P1"/>
          </table:table-cell>
          <table:table-cell table:style-name="Table6.A1" office:value-type="string">
            <text:p text:style-name="Table_20_Contents">&lt;input type="text" name="firstname" size="30"&gt;</text:p>
          </table:table-cell>
        </table:table-row>
        <table:table-row>
          <table:table-cell table:style-name="Table6.A1" office:value-type="string">
            <text:p text:style-name="P1"/>
          </table:table-cell>
          <table:table-cell table:style-name="Table6.A1" office:value-type="string">
            <text:p text:style-name="Table_20_Contents">&lt;/p&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p&gt;</text:p>
          </table:table-cell>
        </table:table-row>
        <table:table-row>
          <table:table-cell table:style-name="Table6.A1" office:value-type="string">
            <text:p text:style-name="P1"/>
          </table:table-cell>
          <table:table-cell table:style-name="Table6.A1" office:value-type="string">
            <text:p text:style-name="Table_20_Contents">Degrees Received:</text:p>
          </table:table-cell>
        </table:table-row>
        <table:table-row>
          <table:table-cell table:style-name="Table6.A1" office:value-type="string">
            <text:p text:style-name="P1"/>
          </table:table-cell>
          <table:table-cell table:style-name="Table6.A1" office:value-type="string">
            <text:p text:style-name="Table_20_Contents">&lt;br /&gt;&lt;input type="checkbox" name="BA" value="BA"&gt; BA</text:p>
          </table:table-cell>
        </table:table-row>
        <table:table-row>
          <table:table-cell table:style-name="Table6.A1" office:value-type="string">
            <text:p text:style-name="P1"/>
          </table:table-cell>
          <table:table-cell table:style-name="Table6.A1" office:value-type="string">
            <text:p text:style-name="Table_20_Contents">&lt;br /&gt;&lt;input type="checkbox" name="MA" value="MA"&gt; MA</text:p>
          </table:table-cell>
        </table:table-row>
        <table:table-row>
          <table:table-cell table:style-name="Table6.A1" office:value-type="string">
            <text:p text:style-name="P1"/>
          </table:table-cell>
          <table:table-cell table:style-name="Table6.A1" office:value-type="string">
            <text:p text:style-name="Table_20_Contents">&lt;br /&gt;&lt;input type="checkbox" name="Phd" value="Phd"&gt; PhD</text:p>
          </table:table-cell>
        </table:table-row>
        <text:soft-page-break/>
        <table:table-row>
          <table:table-cell table:style-name="Table6.A1" office:value-type="string">
            <text:p text:style-name="P1"/>
          </table:table-cell>
          <table:table-cell table:style-name="Table6.A1" office:value-type="string">
            <text:p text:style-name="Table_20_Contents">&lt;/p&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p&gt;</text:p>
          </table:table-cell>
        </table:table-row>
        <table:table-row>
          <table:table-cell table:style-name="Table6.A1" office:value-type="string">
            <text:p text:style-name="P1"/>
          </table:table-cell>
          <table:table-cell table:style-name="Table6.A1" office:value-type="string">
            <text:p text:style-name="Table_20_Contents">&lt;input type="submit" value="Submit Information"&gt;</text:p>
          </table:table-cell>
        </table:table-row>
        <table:table-row>
          <table:table-cell table:style-name="Table6.A1" office:value-type="string">
            <text:p text:style-name="P1"/>
          </table:table-cell>
          <table:table-cell table:style-name="Table6.A1" office:value-type="string">
            <text:p text:style-name="Table_20_Contents">&lt;/p&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form&gt;</text:p>
          </table:table-cell>
        </table:table-row>
        <table:table-row>
          <table:table-cell table:style-name="Table6.A1" office:value-type="string">
            <text:p text:style-name="P1"/>
          </table:table-cell>
          <table:table-cell table:style-name="Table6.A1" office:value-type="string">
            <text:p text:style-name="Table_20_Contents"/>
          </table:table-cell>
        </table:table-row>
        <table:table-row>
          <table:table-cell table:style-name="Table6.A1" office:value-type="string">
            <text:p text:style-name="P1"/>
          </table:table-cell>
          <table:table-cell table:style-name="Table6.A1" office:value-type="string">
            <text:p text:style-name="Table_20_Contents">&lt;/body&gt;</text:p>
          </table:table-cell>
        </table:table-row>
        <table:table-row>
          <table:table-cell table:style-name="Table6.A1" office:value-type="string">
            <text:p text:style-name="P1"/>
          </table:table-cell>
          <table:table-cell table:style-name="Table6.A1" office:value-type="string">
            <text:p text:style-name="Table_20_Contents">&lt;/html&gt;</text:p>
          </table:table-cell>
        </table:table-row>
        <table:table-row>
          <table:table-cell table:style-name="Table6.A1" office:value-type="string">
            <text:p text:style-name="P1"/>
          </table:table-cell>
          <table:table-cell table:style-name="Table6.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Using Checkboxes&lt;/title&gt;</text:p>
      <text:p text:style-name="Standard"><text:tab/>&lt;link rel=”stylesheet” type=”text/css” href=”css/basic_2.css”&gt;</text:p>
      <text:p text:style-name="Standard">&lt;/head&gt;</text:p>
      <text:p text:style-name="Standard"/>
      <text:p text:style-name="Standard">&lt;body&gt;</text:p>
      <text:p text:style-name="Standard"/>
      <text:p text:style-name="Standard">&lt;h3&gt;Using Checkboxes&lt;/h3&gt;</text:p>
      <text:p text:style-name="Standard"/>
      <text:p text:style-name="Standard">&lt;?php</text:p>
      <text:p text:style-name="Standard"><text:tab/>$firstname = $_POST['firstname'];</text:p>
      <text:p text:style-name="Standard"/>
      <text:p text:style-name="Standard"><text:tab/>if (isset($_POST['BA']))</text:p>
      <text:p text:style-name="Standard"><text:tab/>{</text:p>
      <text:p text:style-name="Standard"><text:tab/><text:tab/>$BA = $_POST['BA'];</text:p>
      <text:p text:style-name="Standard"><text:tab/>}</text:p>
      <text:p text:style-name="Standard"><text:tab/>else</text:p>
      <text:p text:style-name="Standard"><text:tab/>{</text:p>
      <text:p text:style-name="Standard"><text:tab/><text:tab/>$BA = “”;</text:p>
      <text:p text:style-name="Standard"/>
      <text:p text:style-name="Standard"><text:tab/>if (isset($_POST['MA']))</text:p>
      <text:p text:style-name="Standard"><text:tab/>{</text:p>
      <text:p text:style-name="Standard"><text:tab/><text:tab/>$MA = $_POST['MA'];</text:p>
      <text:p text:style-name="Standard"><text:tab/>}</text:p>
      <text:p text:style-name="Standard"><text:tab/>else</text:p>
      <text:p text:style-name="Standard"><text:tab/>{</text:p>
      <text:p text:style-name="Standard"><text:tab/><text:tab/>$MA = “”;</text:p>
      <text:p text:style-name="Standard"><text:tab/>}</text:p>
      <text:p text:style-name="Standard"/>
      <text:p text:style-name="Standard"><text:tab/>if (isset($_POST['Phd''))</text:p>
      <text:p text:style-name="Standard"><text:soft-page-break/><text:tab/>{</text:p>
      <text:p text:style-name="Standard"><text:tab/><text:tab/>$Phd = $_POST['Phd'];</text:p>
      <text:p text:style-name="Standard"><text:tab/>}</text:p>
      <text:p text:style-name="Standard"><text:tab/>else</text:p>
      <text:p text:style-name="Standard"><text:tab/>{</text:p>
      <text:p text:style-name="Standard"><text:tab/><text:tab/>$Phd = “”;</text:p>
      <text:p text:style-name="Standard"><text:tab/>}</text:p>
      <text:p text:style-name="Standard"/>
      <text:p text:style-name="Standard"><text:tab/>print “&lt;p&gt;You are &lt;span class='textblue'&gt; $firstname&lt;/span&gt; and “;</text:p>
      <text:p text:style-name="Standard"><text:tab/>print “the degrees you've earned are: &lt;/p&gt;”;</text:p>
      <text:p text:style-name="Standard"/>
      <text:p text:style-name="Standard"><text:tab/>print “&lt;p&gt;&lt;span class='textblue'&gt; $BA &lt;/span&gt;&lt;/p&gt;”;</text:p>
      <text:p text:style-name="Standard"><text:tab/>print “&lt;p&gt;&lt;span class='textblue'&gt; $MA &lt;/span&gt;&lt;/p&gt;”;</text:p>
      <text:p text:style-name="Standard"><text:tab/>print “&lt;p&gt;&lt;span class='textblue'&gt; $Phd &lt;/span&gt;&lt;/p&gt;”;</text:p>
      <text:p text:style-name="Standard"/>
      <text:p text:style-name="Standard"><text:tab/>/*</text:p>
      <text:p text:style-name="Standard"><text:tab/><text:tab/>if (isset($_POST['Phd']))</text:p>
      <text:p text:style-name="Standard"><text:tab/><text:tab/>{</text:p>
      <text:p text:style-name="Standard"><text:tab/><text:tab/><text:tab/>$Phd = $_POST['Phd'];</text:p>
      <text:p text:style-name="Standard"><text:tab/><text:tab/>}</text:p>
      <text:p text:style-name="Standard"><text:tab/><text:tab/>else</text:p>
      <text:p text:style-name="Standard"><text:tab/><text:tab/>{</text:p>
      <text:p text:style-name="Standard"><text:tab/><text:tab/><text:tab/>$Phd = “”;</text:p>
      <text:p text:style-name="Standard"><text:tab/><text:tab/>}</text:p>
      <text:p text:style-name="Standard"><text:tab/>*/</text:p>
      <text:p text:style-name="Standard">?&gt;</text:p>
      <text:p text:style-name="Standard"/>
      <text:p text:style-name="Standard">&lt;/body&gt;</text:p>
      <text:p text:style-name="Standard">&lt;/html&gt;</text:p>
      <text:p text:style-name="Standard"/>
      <text:p text:style-name="Standard">-three checkboxes are defined in this example</text:p>
      <text:p text:style-name="Standard">-the checkbox input type has the type=”checkbox” attribute. Unlike radio buttons, the choices need to have different name attributes. Their name and value can be the same or different depending onw hat you want people to see. The text between the input tags will be what the user sees</text:p>
      <text:p text:style-name="Standard"/>
      <text:p text:style-name="Standard">-if you try to get a post value when one has not been defined, you can get an error message (For example, if I didn't select MA and didn't have the if/else statements in the code it would yield an error)</text:p>
      <text:p text:style-name="Standard">-we're using the if statement to check its “setness”</text:p>
      <text:p text:style-name="Standard">-always good to indent code so that things line up well</text:p>
      <text:p text:style-name="Standard"/>
      <text:p text:style-name="Standard">-the isset function was set on the value that came back from the post array. When it's unset, it needs to be set to something, so in this case if something is not checked, we set it to an empty string instead of being undefined</text:p>
      <text:p text:style-name="Standard">-we set up the if statements for each different outcome so that no combination of checked boxes will yield an error</text:p>
      <text:p text:style-name="Standard"/>
      <text:p text:style-name="Standard"/>
      <text:p text:style-name="Standard"/>
      <text:p text:style-name="Standard"/>
      <text:p text:style-name="Standard"><text:soft-page-break/>1-12</text:p>
      <text:p text:style-name="Standard">Debugging</text:p>
      <text:p text:style-name="Standard"/>
      <text:p text:style-name="Standard">HTML</text:p>
      <text:p text:style-name="Standard"/>
      <table:table table:name="Table7" table:style-name="Table7">
        <table:table-column table:style-name="Table7.A"/>
        <table:table-column table:style-name="Table7.B"/>
        <table:table-row>
          <table:table-cell table:style-name="Table7.A1" office:value-type="string">
            <text:p text:style-name="P1"/>
          </table:table-cell>
          <table:table-cell table:style-name="Table7.A1" office:value-type="string">
            <text:p text:style-name="Table_20_Contents">&lt;!DOCTYPE HTML PUBLIC "-//W3C//DTD HTML 4.01 Transitional//EN"&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html&gt;</text:p>
          </table:table-cell>
        </table:table-row>
        <table:table-row>
          <table:table-cell table:style-name="Table7.A1" office:value-type="string">
            <text:p text:style-name="P1"/>
          </table:table-cell>
          <table:table-cell table:style-name="Table7.A1" office:value-type="string">
            <text:p text:style-name="Table_20_Contents">&lt;head&gt;</text:p>
          </table:table-cell>
        </table:table-row>
        <table:table-row>
          <table:table-cell table:style-name="Table7.A1" office:value-type="string">
            <text:p text:style-name="P1"/>
          </table:table-cell>
          <table:table-cell table:style-name="Table7.A1" office:value-type="string">
            <text:p text:style-name="Table_20_Contents">&lt;title&gt;310 Debugging Part-1&lt;/title&gt;</text:p>
          </table:table-cell>
        </table:table-row>
        <table:table-row>
          <table:table-cell table:style-name="Table7.A1" office:value-type="string">
            <text:p text:style-name="P1"/>
          </table:table-cell>
          <table:table-cell table:style-name="Table7.A1" office:value-type="string">
            <text:p text:style-name="Table_20_Contents">&lt;link rel="stylesheet" type="text/css" href="<text:a xlink:type="simple" xlink:href="http://profperry.com/Classes20/PHPwithMySQL/Chapter_3/Working_Files_orig/css/basic.css" office:target-frame-name="_blank" xlink:show="new" text:style-name="Internet_20_link" text:visited-style-name="Visited_20_Internet_20_Link">css/basic.css</text:a>" /&gt;</text:p>
          </table:table-cell>
        </table:table-row>
        <table:table-row>
          <table:table-cell table:style-name="Table7.A1" office:value-type="string">
            <text:p text:style-name="P1"/>
          </table:table-cell>
          <table:table-cell table:style-name="Table7.A1" office:value-type="string">
            <text:p text:style-name="Table_20_Contents">&lt;/head&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body&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h3&gt;Debugging Part-1&lt;/h3&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form method="post" action="0310_Debugging_Techniques.php"&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First Name:&lt;br /&gt;</text:p>
          </table:table-cell>
        </table:table-row>
        <table:table-row>
          <table:table-cell table:style-name="Table7.A1" office:value-type="string">
            <text:p text:style-name="P1"/>
          </table:table-cell>
          <table:table-cell table:style-name="Table7.A1" office:value-type="string">
            <text:p text:style-name="Table_20_Contents">&lt;input type="text" name="firstname" size="30" /&gt;</text:p>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Last Name:&lt;br /&gt;</text:p>
          </table:table-cell>
        </table:table-row>
        <table:table-row>
          <table:table-cell table:style-name="Table7.A1" office:value-type="string">
            <text:p text:style-name="P1"/>
          </table:table-cell>
          <table:table-cell table:style-name="Table7.A1" office:value-type="string">
            <text:p text:style-name="Table_20_Contents">&lt;input type="text" name="lastname" size="30" /&gt;</text:p>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Your Age:&lt;br /&gt;</text:p>
          </table:table-cell>
        </table:table-row>
        <table:table-row>
          <table:table-cell table:style-name="Table7.A1" office:value-type="string">
            <text:p text:style-name="P1"/>
          </table:table-cell>
          <table:table-cell table:style-name="Table7.A1" office:value-type="string">
            <text:p text:style-name="Table_20_Contents">&lt;input type="text" name="age" size="3" /&gt;</text:p>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lt;input type="submit" value="Submit Information" /&gt;</text:p>
          </table:table-cell>
        </table:table-row>
        <table:table-row>
          <table:table-cell table:style-name="Table7.A1" office:value-type="string">
            <text:p text:style-name="P1"/>
          </table:table-cell>
          <table:table-cell table:style-name="Table7.A1" office:value-type="string">
            <text:p text:style-name="Table_20_Contents">&lt;/p&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form&gt;</text:p>
          </table:table-cell>
        </table:table-row>
        <table:table-row>
          <table:table-cell table:style-name="Table7.A1" office:value-type="string">
            <text:p text:style-name="P1"/>
          </table:table-cell>
          <table:table-cell table:style-name="Table7.A1" office:value-type="string">
            <text:p text:style-name="Table_20_Contents"/>
          </table:table-cell>
        </table:table-row>
        <table:table-row>
          <table:table-cell table:style-name="Table7.A1" office:value-type="string">
            <text:p text:style-name="P1"/>
          </table:table-cell>
          <table:table-cell table:style-name="Table7.A1" office:value-type="string">
            <text:p text:style-name="Table_20_Contents">&lt;/body&gt;</text:p>
          </table:table-cell>
        </table:table-row>
        <text:soft-page-break/>
        <table:table-row>
          <table:table-cell table:style-name="Table7.A1" office:value-type="string">
            <text:p text:style-name="P1"/>
          </table:table-cell>
          <table:table-cell table:style-name="Table7.A1" office:value-type="string">
            <text:p text:style-name="Table_20_Contents">&lt;/html&gt;</text:p>
          </table:table-cell>
        </table:table-row>
        <table:table-row>
          <table:table-cell table:style-name="Table7.A1" office:value-type="string">
            <text:p text:style-name="P1"/>
          </table:table-cell>
          <table:table-cell table:style-name="Table7.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310 Debugging Part-1&lt;/title&gt;</text:p>
      <text:p text:style-name="Standard"><text:tab/>&lt;link rel=”stylesheet” type=”text/css href=”css/basic.css”&gt;</text:p>
      <text:p text:style-name="Standard">&lt;/head&gt;</text:p>
      <text:p text:style-name="Standard"/>
      <text:p text:style-name="Standard">&lt;body&gt;</text:p>
      <text:p text:style-name="Standard"/>
      <text:p text:style-name="Standard">&lt;h3&gt;Debugging Part 1&lt;/h3&gt;</text:p>
      <text:p text:style-name="Standard"/>
      <text:p text:style-name="Standard">&lt;?php</text:p>
      <text:p text:style-name="Standard"><text:tab/>$firstName = $_POST['firstname'];</text:p>
      <text:p text:style-name="Standard"><text:tab/>$lastName = $_POST['lastname'];</text:p>
      <text:p text:style-name="Standard"><text:tab/>$age = $_POST['age'];</text:p>
      <text:p text:style-name="Standard"/>
      <text:p text:style-name="Standard"><text:tab/>$middle_init = “Q.”;</text:p>
      <text:p text:style-name="Standard"/>
      <text:p text:style-name="Standard"><text:tab/>$fullname = $firstName.' '.$middle_init.' '.$lastName;</text:p>
      <text:p text:style-name="Standard"/>
      <text:p text:style-name="Standard"><text:tab/>$factor = 5;</text:p>
      <text:p text:style-name="Standard"/>
      <text:p text:style-name="Standard"><text:tab/>$ageplus = $age + $factor;</text:p>
      <text:p text:style-name="Standard"/>
      <text:p text:style-name="Standard"><text:tab/>//$current_year = date('Y');</text:p>
      <text:p text:style-name="Standard"/>
      <text:p text:style-name="Standard"><text:tab/>$birth_year = date('Y') - $ageplus;</text:p>
      <text:p text:style-name="Standard"/>
      <text:p text:style-name="Standard"><text:tab/>print “&lt;p&gt;Regarding “.$fullname;</text:p>
      <text:p text:style-name="Standard"><text:tab/>print “&lt;br&gt;Entered age of “.$age;</text:p>
      <text:p text:style-name="Standard"><text:tab/>print “&lt;br&gt;Our profile program concludes that your real age is: “.$ageplus;</text:p>
      <text:p text:style-name="Standard"><text:tab/>print “&lt;br&gt;and were born in the year: “.$birth_year;</text:p>
      <text:p text:style-name="Standard"><text:tab/>print “&lt;br&gt;The current year is “.date('Y').”&lt;/p&gt;”;</text:p>
      <text:p text:style-name="Standard">?&gt;</text:p>
      <text:p text:style-name="Standard"/>
      <text:p text:style-name="Standard">&lt;/body&gt;</text:p>
      <text:p text:style-name="Standard">&lt;/html&gt;</text:p>
      <text:p text:style-name="Standard"/>
      <text:p text:style-name="Standard">-make sure to check for typos and that you have file names correct when setting things up</text:p>
      <text:p text:style-name="Standard">-parse error: syntax errors in php, usually some kind of typo</text:p>
      <text:p text:style-name="Standard">-the error will not always be on the line the console says, good habit to try looking one above. Very common error is to forget a semicolon at the end of a line</text:p>
      <text:p text:style-name="Standard">-remember that things are case sensitive in php, so variable naming consistency is important</text:p>
      <text:p text:style-name="Standard"><text:soft-page-break/>-remember to use camelcase and stay consistent with your naming in order to avoid things not matching up</text:p>
      <text:p text:style-name="Standard">-debugging is much easier when you know what types of mistakes to look f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03T14:01:59.67</meta:creation-date>
    <meta:generator>OpenOffice/4.1.7$Win32 OpenOffice.org_project/417m1$Build-9800</meta:generator>
    <dc:date>2021-02-04T15:42:06.26</dc:date>
    <meta:editing-duration>PT3H41M58S</meta:editing-duration>
    <meta:editing-cycles>87</meta:editing-cycles>
    <meta:document-statistic meta:table-count="7" meta:image-count="0" meta:object-count="0" meta:page-count="20" meta:paragraph-count="588" meta:word-count="3249" meta:character-count="21376"/>
  </office:meta>
</office:document-meta>
</file>